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b3b3b3" draw:fill="solid"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svg:stroke-color="#ff00ff" draw:fill="solid" draw:fill-color="#ff00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199cm" svg:height="4.203cm" svg:x="4.987cm" svg:y="11.1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418cm" svg:height="1.422cm" svg:x="7.734cm" svg:y="11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04cm" svg:height="1.939cm" svg:x="7.57cm" svg:y="12.22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644cm" svg:height="0.924cm" svg:x="8.139cm" svg:y="14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924cm" svg:height="0.438cm" draw:transform="rotate (-0.430747259393306) translate (8.839cm 12.75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924cm" svg:height="0.438cm" draw:transform="rotate (-0.430747259393306) translate (9.786cm 12.757cm)">
          <text:p/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418cm" svg:height="1.422cm" svg:x="10.068cm" svg:y="11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04cm" svg:height="1.939cm" svg:x="9.904cm" svg:y="12.20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644cm" svg:height="0.924cm" svg:x="10.473cm" svg:y="14.0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112cm" svg:height="1.125cm" svg:x="12.448cm" svg:y="11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94cm" svg:height="2.731cm" svg:x="12.665cm" svg:y="12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924cm" svg:height="0.438cm" draw:transform="rotate (-0.430747259393306) translate (11.196cm 12.68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402cm" svg:height="1.329cm" draw:transform="rotate (-0.509461608658235) translate (12.508cm 12.2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924cm" svg:height="1.732cm" svg:x="12.792cm" svg:y="12.2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78cm" svg:height="0.438cm" draw:transform="rotate (-1.16902153298677) translate (7.887cm 12.77cm)">
          <text:p/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n Scott</meta:initial-creator>
    <meta:creation-date>2013-05-13T22:57:32</meta:creation-date>
    <dc:date>2013-05-13T23:06:58</dc:date>
    <dc:creator>Lauren Scott</dc:creator>
    <meta:editing-duration>PT9M27S</meta:editing-duration>
    <meta:editing-cycles>1</meta:editing-cycles>
    <meta:document-statistic meta:object-count="15"/>
    <meta:generator>OpenOffice.org/3.3$Unix OpenOffice.org_project/330m20$Build-9567</meta:generator>
  </office:meta>
</office:document-meta>
</file>